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94.39mm" svg:height="62.69mm" svg:x="21.47mm" svg:y="28.42mm">
            <loext:p draw:notify-on-update-of-ranges="Planilha1.B1:Planilha1.B1 Planilha1.B2:Planilha1.B4 Planilha1.C1:Planilha1.C1 Planilha1.C2:Planilha1.C4 Planilha1.D1:Planilha1.D1 Planilha1.D2:Planilha1.D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2.5mm" svg:height="61.89mm" svg:x="139.87mm" svg:y="27.36mm">
            <loext:p draw:notify-on-update-of-ranges="Planilha1.F1:Planilha1.F1 Planilha1.F2:Planilha1.F4 Planilha1.G1:Planilha1.G1 Planilha1.G2:Planilha1.G4 Planilha1.H1:Planilha1.H1 Planilha1.H2:Planilha1.H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4.87mm" svg:height="64.81mm" svg:x="269.3mm" svg:y="24.17mm">
            <loext:p draw:notify-on-update-of-ranges="Planilha1.J1:Planilha1.J1 Planilha1.J2:Planilha1.J4 Planilha1.K1:Planilha1.K1 Planilha1.K2:Planilha1.K4 Planilha1.L1:Planilha1.L1 Planilha1.L2:Planilha1.L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Inserts MongoDB</text:p>
          </table:table-cell>
          <table:table-cell office:value-type="string" calcext:value-type="string">
            <text:p>InsertsCouchDB</text:p>
          </table:table-cell>
          <table:table-cell office:value-type="string" calcext:value-type="string">
            <text:p>Time(s)</text:p>
          </table:table-cell>
          <table:table-cell/>
          <table:table-cell table:style-name="ce1" office:value-type="string" calcext:value-type="string">
            <text:p>Keyqueries MongoDB</text:p>
          </table:table-cell>
          <table:table-cell table:style-name="ce1" office:value-type="string" calcext:value-type="string">
            <text:p>KeyqueriesCouchDB</text:p>
          </table:table-cell>
          <table:table-cell table:style-name="ce1" office:value-type="string" calcext:value-type="string">
            <text:p>Time(s)</text:p>
          </table:table-cell>
          <table:table-cell/>
          <table:table-cell table:style-name="ce1" office:value-type="string" calcext:value-type="string">
            <text:p>Updates MongoDB</text:p>
          </table:table-cell>
          <table:table-cell table:style-name="ce1" office:value-type="string" calcext:value-type="string">
            <text:p>UpdatesCouchDB</text:p>
          </table:table-cell>
          <table:table-cell table:style-name="ce1" office:value-type="string" calcext:value-type="string">
            <text:p>Time(s)</text:p>
          </table:table-cell>
        </table:table-row>
        <table:table-row table:style-name="ro1">
          <table:table-cell/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72" calcext:value-type="float">
            <text:p>197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3962" calcext:value-type="float">
            <text:p>3962</text:p>
          </table:table-cell>
          <table:table-cell table:style-name="ce2" office:value-type="float" office:value="4002" calcext:value-type="float">
            <text:p>4002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12" calcext:value-type="float">
            <text:p>2012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217" calcext:value-type="float">
            <text:p>3217</text:p>
          </table:table-cell>
          <table:table-cell office:value-type="float" office:value="3513" calcext:value-type="float">
            <text:p>3513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float" office:value="6421" calcext:value-type="float">
            <text:p>6421</text:p>
          </table:table-cell>
          <table:table-cell table:style-name="ce1" office:value-type="float" office:value="6785" calcext:value-type="float">
            <text:p>6785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float" office:value="3252" calcext:value-type="float">
            <text:p>3252</text:p>
          </table:table-cell>
          <table:table-cell table:style-name="ce1" office:value-type="float" office:value="3243" calcext:value-type="float">
            <text:p>3243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381" calcext:value-type="float">
            <text:p>1381</text:p>
          </table:table-cell>
          <table:table-cell office:value-type="float" office:value="1525" calcext:value-type="float">
            <text:p>1525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float" office:value="3139" calcext:value-type="float">
            <text:p>3139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1575" calcext:value-type="float">
            <text:p>1575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 table:number-rows-repeated="104857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3:34:54.672960203</meta:creation-date>
    <dc:date>2017-11-27T14:05:39.300930076</dc:date>
    <meta:editing-duration>PT3S</meta:editing-duration>
    <meta:editing-cycles>1</meta:editing-cycles>
    <meta:document-statistic meta:table-count="1" meta:cell-count="36" meta:object-count="3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4cm" svg:height="6.27cm" xlink:href=".." xlink:type="simple" chart:class="chart:line" chart:style-name="ch1">
        <chart:legend chart:legend-position="end" svg:x="5.424cm" svg:y="2.338cm" style:legend-expansion="high" chart:style-name="ch2"/>
        <chart:plot-area chart:style-name="ch3" table:cell-range-address="Planilha1.B1:Planilha1.D4" chart:data-source-has-labels="row" svg:x="0.188cm" svg:y="0.125cm" svg:width="5.048cm" svg:height="6.02cm">
          <chartooo:coordinate-region svg:x="1.18cm" svg:y="0.324cm" svg:width="3.962cm" svg:height="5.1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B2:Planilha1.B4" chart:label-cell-address="Planilha1.B1:Planilha1.B1" chart:class="chart:line">
            <chart:data-point chart:repeated="3"/>
          </chart:series>
          <chart:series chart:style-name="ch7" chart:values-cell-range-address="Planilha1.C2:Planilha1.C4" chart:label-cell-address="Planilha1.C1:Planilha1.C1" chart:class="chart:line">
            <chart:data-point chart:repeated="3"/>
          </chart:series>
          <chart:series chart:style-name="ch8" chart:values-cell-range-address="Planilha1.D2:Planilha1.D4" chart:label-cell-address="Planilha1.D1:Planilha1.D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s MongoDB</text:p>
                <draw:g>
                  <svg:desc>Planilha1.B1:Planilha1.B1</svg:desc>
                </draw:g>
              </table:table-cell>
              <table:table-cell office:value-type="string">
                <text:p>InsertsCouchDB</text:p>
                <draw:g>
                  <svg:desc>Planilha1.C1:Planilha1.C1</svg:desc>
                </draw:g>
              </table:table-cell>
              <table:table-cell office:value-type="string">
                <text:p>Time(s)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38">
                <text:p>1938</text:p>
                <draw:g>
                  <svg:desc>Planilha1.B2:Planilha1.B4</svg:desc>
                </draw:g>
              </table:table-cell>
              <table:table-cell office:value-type="float" office:value="1972">
                <text:p>1972</text:p>
                <draw:g>
                  <svg:desc>Planilha1.C2:Planilha1.C4</svg:desc>
                </draw:g>
              </table:table-cell>
              <table:table-cell office:value-type="float" office:value="10">
                <text:p>10</text:p>
                <draw:g>
                  <svg:desc>Planilha1.D2:Planilha1.D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17">
                <text:p>3217</text:p>
              </table:table-cell>
              <table:table-cell office:value-type="float" office:value="3513">
                <text:p>35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1">
                <text:p>1381</text:p>
              </table:table-cell>
              <table:table-cell office:value-type="float" office:value="1525">
                <text:p>152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251cm" svg:height="6.19cm" xlink:href=".." xlink:type="simple" chart:class="chart:line" chart:style-name="ch1">
        <chart:legend chart:legend-position="end" svg:x="5.97cm" svg:y="1.901cm" style:legend-expansion="high" chart:style-name="ch2"/>
        <chart:plot-area chart:style-name="ch3" table:cell-range-address="Planilha1.F1:Planilha1.H4" chart:data-source-has-labels="row" svg:x="0.205cm" svg:y="0.123cm" svg:width="5.56cm" svg:height="5.944cm">
          <chartooo:coordinate-region svg:x="1.197cm" svg:y="0.322cm" svg:width="4.474cm" svg:height="5.0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F2:Planilha1.F4" chart:label-cell-address="Planilha1.F1:Planilha1.F1" chart:class="chart:line">
            <chart:data-point chart:repeated="3"/>
          </chart:series>
          <chart:series chart:style-name="ch7" chart:values-cell-range-address="Planilha1.G2:Planilha1.G4" chart:label-cell-address="Planilha1.G1:Planilha1.G1" chart:class="chart:line">
            <chart:data-point chart:repeated="3"/>
          </chart:series>
          <chart:series chart:style-name="ch8" chart:values-cell-range-address="Planilha1.H2:Planilha1.H4" chart:label-cell-address="Planilha1.H1:Planilha1.H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yqueries MongoDB</text:p>
                <draw:g>
                  <svg:desc>Planilha1.F1:Planilha1.F1</svg:desc>
                </draw:g>
              </table:table-cell>
              <table:table-cell office:value-type="string">
                <text:p>KeyqueriesCouchDB</text:p>
                <draw:g>
                  <svg:desc>Planilha1.G1:Planilha1.G1</svg:desc>
                </draw:g>
              </table:table-cell>
              <table:table-cell office:value-type="string">
                <text:p>Time(s)</text:p>
                <draw:g>
                  <svg:desc>Planilha1.H1:Planilh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62">
                <text:p>3962</text:p>
                <draw:g>
                  <svg:desc>Planilha1.F2:Planilha1.F4</svg:desc>
                </draw:g>
              </table:table-cell>
              <table:table-cell office:value-type="float" office:value="4002">
                <text:p>4002</text:p>
                <draw:g>
                  <svg:desc>Planilha1.G2:Planilha1.G4</svg:desc>
                </draw:g>
              </table:table-cell>
              <table:table-cell office:value-type="float" office:value="10">
                <text:p>10</text:p>
                <draw:g>
                  <svg:desc>Planilha1.H2:Planilha1.H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21">
                <text:p>6421</text:p>
              </table:table-cell>
              <table:table-cell office:value-type="float" office:value="6785">
                <text:p>67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39">
                <text:p>3139</text:p>
              </table:table-cell>
              <table:table-cell office:value-type="float" office:value="2012">
                <text:p>2012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88cm" svg:height="6.482cm" xlink:href=".." xlink:type="simple" chart:class="chart:line" chart:style-name="ch1">
        <chart:legend chart:legend-position="end" svg:x="7.26cm" svg:y="2.444cm" style:legend-expansion="high" chart:style-name="ch2"/>
        <chart:plot-area chart:style-name="ch3" table:cell-range-address="Planilha1.J1:Planilha1.L4" chart:data-source-has-labels="row" svg:x="0.229cm" svg:y="0.129cm" svg:width="6.802cm" svg:height="6.224cm">
          <chartooo:coordinate-region svg:x="1.221cm" svg:y="0.328cm" svg:width="5.716cm" svg:height="5.3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J2:Planilha1.J4" chart:label-cell-address="Planilha1.J1:Planilha1.J1" chart:class="chart:line">
            <chart:data-point chart:repeated="3"/>
          </chart:series>
          <chart:series chart:style-name="ch7" chart:values-cell-range-address="Planilha1.K2:Planilha1.K4" chart:label-cell-address="Planilha1.K1:Planilha1.K1" chart:class="chart:line">
            <chart:data-point chart:repeated="3"/>
          </chart:series>
          <chart:series chart:style-name="ch8" chart:values-cell-range-address="Planilha1.L2:Planilha1.L4" chart:label-cell-address="Planilha1.L1:Planilha1.L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dates MongoDB</text:p>
                <draw:g>
                  <svg:desc>Planilha1.J1:Planilha1.J1</svg:desc>
                </draw:g>
              </table:table-cell>
              <table:table-cell office:value-type="string">
                <text:p>UpdatesCouchDB</text:p>
                <draw:g>
                  <svg:desc>Planilha1.K1:Planilha1.K1</svg:desc>
                </draw:g>
              </table:table-cell>
              <table:table-cell office:value-type="string">
                <text:p>Time(s)</text:p>
                <draw:g>
                  <svg:desc>Planilha1.L1:Planilha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5">
                <text:p>2005</text:p>
                <draw:g>
                  <svg:desc>Planilha1.J2:Planilha1.J4</svg:desc>
                </draw:g>
              </table:table-cell>
              <table:table-cell office:value-type="float" office:value="2012">
                <text:p>2012</text:p>
                <draw:g>
                  <svg:desc>Planilha1.K2:Planilha1.K4</svg:desc>
                </draw:g>
              </table:table-cell>
              <table:table-cell office:value-type="float" office:value="10">
                <text:p>10</text:p>
                <draw:g>
                  <svg:desc>Planilha1.L2:Planilha1.L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52">
                <text:p>3252</text:p>
              </table:table-cell>
              <table:table-cell office:value-type="float" office:value="3243">
                <text:p>32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5">
                <text:p>1575</text:p>
              </table:table-cell>
              <table:table-cell office:value-type="float" office:value="1680">
                <text:p>168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